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2.091in"/>
    </style:style>
    <style:style style:name="Table1.C" style:family="table-column">
      <style:table-column-properties style:column-width="1.675in"/>
    </style:style>
    <style:style style:name="Table1.D" style:family="table-column">
      <style:table-column-properties style:column-width="1.716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Standard">
      <style:text-properties officeooo:rsid="001f4081" officeooo:paragraph-rsid="001f4081"/>
    </style:style>
    <style:style style:name="P7" style:family="paragraph" style:parent-style-name="Table_20_Contents">
      <style:text-properties officeooo:paragraph-rsid="0024c5a4"/>
    </style:style>
    <style:style style:name="P8" style:family="paragraph" style:parent-style-name="Table_20_Contents">
      <style:text-properties officeooo:paragraph-rsid="0026bf88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2486a9" style:font-size-asian="12pt" style:font-size-complex="12pt"/>
    </style:style>
    <style:style style:name="T7" style:family="text">
      <style:text-properties fo:font-size="12pt" officeooo:rsid="0024c5a4" style:font-size-asian="12pt" style:font-size-complex="12pt"/>
    </style:style>
    <style:style style:name="T8" style:family="text">
      <style:text-properties fo:font-size="12pt" officeooo:rsid="0029db32" style:font-size-asian="12pt" style:font-size-complex="12pt"/>
    </style:style>
    <style:style style:name="T9" style:family="text">
      <style:text-properties officeooo:rsid="002151bf"/>
    </style:style>
    <style:style style:name="T10" style:family="text">
      <style:text-properties officeooo:rsid="0024c5a4"/>
    </style:style>
    <style:style style:name="T11" style:family="text">
      <style:text-properties officeooo:rsid="0026bf8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8">8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7">Marketing Plan Development, Part </text:span></text:span><text:span text:style-name="Strong_20_Emphasis"><text:span text:style-name="T8">2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68942513">
            <text:section text:style-name="Sect1" text:name="md-content-277136053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3 Points (Excellent)</text:p>
                    </table:table-cell>
                    <table:table-cell table:style-name="Table1.A1" office:value-type="string">
                      <text:p text:style-name="Table_20_Heading">2 Points (Proficient)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Section III: Product Language Design</text:span></text:p>
                  </table:table-cell>
                  <table:table-cell table:style-name="Table1.A1" office:value-type="string">
                    <text:p text:style-name="Table_20_Contents">• Comprehensive logo and brand name with clear strategic rationale<text:line-break/>• Deeply articulated core values with compelling messaging<text:line-break/>• Highly distinctive and innovative product appeal messages</text:p>
                  </table:table-cell>
                  <table:table-cell table:style-name="Table1.A1" office:value-type="string">
                    <text:p text:style-name="Table_20_Contents">• Basic logo and brand name with some strategic consideration<text:line-break/>• Moderate core value messaging<text:line-break/>• Standard product appeal messages</text:p>
                  </table:table-cell>
                  <table:table-cell table:style-name="Table1.A1" office:value-type="string">
                    <text:p text:style-name="Table_20_Contents">• Unclear or generic logo/brand name<text:line-break/>• Weak or vague core value messaging<text:line-break/>• Underdeveloped product appeal messages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Section IV: Marketing Strategy</text:span></text:p>
                  </table:table-cell>
                  <table:table-cell table:style-name="Table1.A1" office:value-type="string">
                    <text:p text:style-name="Table_20_Contents">• Comprehensive, professionally designed press kit<text:line-break/>• Sophisticated multi-channel media strategy<text:line-break/>• Innovative use of communication channels<text:line-break/>• Detailed implementation plan</text:p>
                  </table:table-cell>
                  <table:table-cell table:style-name="Table1.A1" office:value-type="string">
                    <text:p text:style-name="Table_20_Contents">• Functional press kit<text:line-break/>• Multiple media channels utilized<text:line-break/>• Standard communication channel approach</text:p>
                  </table:table-cell>
                  <table:table-cell table:style-name="Table1.A1" office:value-type="string">
                    <text:p text:style-name="Table_20_Contents">• Incomplete press kit<text:line-break/>• Limited media channel use<text:line-break/>• Minimal communication strategy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</text:span><text:span text:style-name="Strong_20_Emphasis"><text:span text:style-name="T9">ing Quality </text:span></text:span><text:span text:style-name="Strong_20_Emphasis"><text:span text:style-name="T11">and </text:span></text:span><text:span text:style-name="Strong_20_Emphasis"><text:span text:style-name="T9">Presentation</text:span></text:span></text:p>
                  </table:table-cell>
                  <table:table-cell table:style-name="Table1.A1" office:value-type="string">
                    <text:p text:style-name="Table_20_Contents">Exceptional clarity, perfect grammar, professional formatting; writing exceeds academic standards</text:p>
                  </table:table-cell>
                  <table:table-cell table:style-name="Table1.A1" office:value-type="string">
                    <text:p text:style-name="P8">Acceptable writing with some grammatical or structural issues</text:p>
                  </table:table-cell>
                  <table:table-cell table:style-name="Table1.A1" office:value-type="string">
                    <text:p text:style-name="P8">Poorly written; lacks coherence and professionalism</text:p>
                  </table:table-cell>
                </table:table-row>
              </table:table>
              <text:p text:style-name="Text_20_body"><text:span text:style-name="Strong_20_Emphasis"/></text:p>
            </text:section>
          </text:section>
          <text:p text:style-name="P9"><text:span text:style-name="T13">Assignment</text:span></text:p>
          <text:p text:style-name="Standard"><text:span text:style-name="Strong_20_Emphasis"><text:span text:style-name="T14">HW_08.1 [Due: 26 Mar 2025]</text:span></text:span></text:p>
          <text:p text:style-name="Standard"><text:span text:style-name="Strong_20_Emphasis"><text:span text:style-name="T14">Continue writing your final project document. The format for your final project document will be:</text:span></text:span></text:p>
          <text:p text:style-name="Standard"><text:span text:style-name="Strong_20_Emphasis"><text:span text:style-name="T14"><text:tab/></text:span></text:span></text:p>
          <text:p text:style-name="Standard"><text:span text:style-name="Strong_20_Emphasis"><text:span text:style-name="T14">Section III.<text:tab/>Product Language Design</text:span></text:span></text:p>
          <text:p text:style-name="Standard"><text:span text:style-name="Strong_20_Emphasis"><text:span text:style-name="T14"><text:tab/>- Logo / Brand Name</text:span></text:span></text:p>
          <text:p text:style-name="Standard"><text:span text:style-name="Strong_20_Emphasis"><text:span text:style-name="T14"><text:tab/>- Core Value Product / Brand / Company Message(s)</text:span></text:span></text:p>
          <text:p text:style-name="Standard"><text:span text:style-name="Strong_20_Emphasis"><text:span text:style-name="T14"><text:tab/><text:tab/>[plain, straightforward outlines of benefits and positioning points]</text:span></text:span></text:p>
          <text:p text:style-name="Standard"><text:span text:style-name="Strong_20_Emphasis"><text:span text:style-name="T14"><text:tab/>- Product / Service Appeal Message(s)</text:span></text:span></text:p>
          <text:p text:style-name="Standard"><text:span text:style-name="Strong_20_Emphasis"><text:span text:style-name="T14"><text:tab/><text:tab/>[meaningful? believable? distinctive? useful?]</text:span></text:span></text:p>
          <text:p text:style-name="Standard"><text:soft-page-break/><text:span text:style-name="Strong_20_Emphasis"><text:span text:style-name="T14"><text:tab/>- Message Execution Style(s)</text:span></text:span></text:p>
          <text:p text:style-name="Standard"><text:span text:style-name="Strong_20_Emphasis"><text:span text:style-name="T14"><text:tab/><text:tab/>[see pp. 461 Kohler&amp;Armstrong]</text:span></text:span></text:p>
          <text:p text:style-name="Standard"><text:span text:style-name="Strong_20_Emphasis"><text:span text:style-name="T14"><text:tab/>- Complete Design(s) for Signal Meaning</text:span></text:span></text:p>
          <text:p text:style-name="Standard"><text:span text:style-name="Strong_20_Emphasis"><text:span text:style-name="T14"><text:tab/><text:tab/>[creative use of forms, colors, shapes, words, images ]</text:span></text:span></text:p>
          <text:p text:style-name="Standard"><text:span text:style-name="Strong_20_Emphasis"><text:span text:style-name="T14"/></text:span></text:p>
          <text:p text:style-name="Standard"><text:span text:style-name="Strong_20_Emphasis"><text:span text:style-name="T14">Section IV.<text:tab/><text:tab/>Marketing Strategy and Campaign</text:span></text:span></text:p>
          <text:p text:style-name="Standard"><text:span text:style-name="Strong_20_Emphasis"><text:span text:style-name="T14"><text:tab/>- Press Kit</text:span></text:span></text:p>
          <text:p text:style-name="Standard"><text:span text:style-name="Strong_20_Emphasis"><text:span text:style-name="T14"><text:tab/><text:tab/>[flyers? business cards? talking points? photos?]</text:span></text:span></text:p>
          <text:p text:style-name="Standard"><text:span text:style-name="Strong_20_Emphasis"><text:span text:style-name="T14"><text:tab/>- Use of Advertisement Media</text:span></text:span></text:p>
          <text:p text:style-name="Standard"><text:span text:style-name="Strong_20_Emphasis"><text:span text:style-name="T14"><text:tab/><text:tab/>[photos? videos? drawings? person-to-person?]</text:span></text:span></text:p>
          <text:p text:style-name="Standard"><text:span text:style-name="Strong_20_Emphasis"><text:span text:style-name="T14"><text:tab/>- Use of Communications Channels</text:span></text:span></text:p>
          <text:p text:style-name="Standard"><text:span text:style-name="Strong_20_Emphasis"><text:span text:style-name="T14"><text:tab/><text:tab/>[see Table 15.2, p. 466 Kohler&amp;Armstrong]</text:span></text:span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2T11:57:21.468713554</dc:date>
    <meta:editing-duration>PT2H4M18S</meta:editing-duration>
    <meta:editing-cycles>38</meta:editing-cycles>
    <meta:generator>LibreOffice/7.3.7.2$Linux_X86_64 LibreOffice_project/30$Build-2</meta:generator>
    <meta:document-statistic meta:table-count="1" meta:image-count="1" meta:object-count="0" meta:page-count="2" meta:paragraph-count="45" meta:word-count="312" meta:character-count="2248" meta:non-whitespace-character-count="1943"/>
  </office:meta>
</office:document-meta>
</file>